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2" style:family="text">
      <style:text-properties fo:font-size="20.00pt" fo:font-weight="normal" fo:font-family="Calibri" style:font-family-asian="Calibri" style:font-family-complex="Calibri" fo:background-color="#000000" style:use-window-font-color="true"/>
    </style:style>
    <style:style style:name="T3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333333"/>
    </style:style>
    <style:style style:name="T4" style:family="text">
      <style:text-properties fo:font-size="20.00pt" fo:font-weight="bold" fo:font-family="Calibri" style:font-family-asian="Calibri" style:font-family-complex="Calibri" fo:background-color="transparent" fo:color="#333333"/>
    </style:style>
    <style:style style:name="T5" style:family="text">
      <style:text-properties fo:font-size="20.00pt" fo:font-weight="normal" fo:font-family="Calibri" style:font-family-asian="Calibri" style:font-family-complex="Calibri" fo:background-color="transparent" fo:color="#333333"/>
    </style:style>
    <style:style style:name="T6" style:family="text">
      <style:text-properties fo:font-size="20.00pt" fo:font-weight="normal" fo:font-family="Calibri" style:font-family-asian="Calibri" style:font-family-complex="Calibri" fo:background-color="transparent" fo:color="#333333" fo:font-style="italic"/>
    </style:style>
    <style:style style:name="T7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9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1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3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5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7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9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1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2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3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4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5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6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7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8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9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1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3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5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7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9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1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3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5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7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9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50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51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2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53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4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55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6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57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5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9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6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61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62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63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64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65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66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67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68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69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70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71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72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73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74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75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76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77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78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79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80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81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82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83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8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85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8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87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8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89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90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91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92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93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94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95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9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97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9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99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0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01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0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03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0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05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0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07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0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09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10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11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12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13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1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15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1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17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18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19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20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21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22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23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24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25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26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27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28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29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30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31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3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33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3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35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3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37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3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39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4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41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4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43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4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45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4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47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4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49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50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51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52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53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5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55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5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57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58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59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60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61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62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63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64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65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66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67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68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69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70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71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7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73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7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75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7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77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7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79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8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81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8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83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8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85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8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87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8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89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9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91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9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93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9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95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9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197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198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199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00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01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02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03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04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05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0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07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0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09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1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11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12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13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14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15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16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17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1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19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2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21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2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23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2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25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2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27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2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29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3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31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3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33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3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35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3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37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3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39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40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41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42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43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44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45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46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47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4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49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5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51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5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53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5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55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5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57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5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59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6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61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6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63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6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65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6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67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6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69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7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71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7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73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7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75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7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77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7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79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80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81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82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83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84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85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86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87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88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89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90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91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92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93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9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95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29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97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29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299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0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01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0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03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0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05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06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07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08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09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10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11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12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13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14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15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16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17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18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19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20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21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22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23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24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25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26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27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28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29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30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31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32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33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3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35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3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37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38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39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40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41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42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43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4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45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4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47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48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49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50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51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52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53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5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55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56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57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58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59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60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61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6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63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6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65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6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67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6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69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7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71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7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73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74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75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76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77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78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79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80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81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82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83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84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85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86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87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88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89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90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91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92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93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94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95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96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397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398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399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00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01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0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03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0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05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06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07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08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09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1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11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12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13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14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15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16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17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1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19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2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21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2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23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2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25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2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27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2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29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3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31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3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33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3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35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3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37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3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39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4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41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4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43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44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45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46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47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48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49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5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51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5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53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5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55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5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57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5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59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60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61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62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63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64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65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6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67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6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69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7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71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7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73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7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75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7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77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78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79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80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81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82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83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84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85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86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87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88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89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90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91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92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93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94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495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96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97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498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499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50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01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50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03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504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505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06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507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08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509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10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511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12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513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14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515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16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517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51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19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52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21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52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23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524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525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26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527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28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529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30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531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32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533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34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535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36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537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53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39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540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41" style:family="text">
      <style:text-properties fo:font-size="16.00pt" fo:font-weight="normal" fo:font-family="Consolas" style:font-family-asian="Consolas" style:font-family-complex="Consolas" fo:background-color="transparent" fo:color="#0000ff" fo:font-style="italic"/>
    </style:style>
    <style:style style:name="T542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43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544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45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546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47" style:family="text">
      <style:text-properties fo:font-size="16.00pt" fo:font-weight="normal" fo:font-family="Consolas" style:font-family-asian="Consolas" style:font-family-complex="Consolas" fo:background-color="transparent" fo:color="#808080" fo:font-style="italic"/>
    </style:style>
    <style:style style:name="T548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549" style:family="text">
      <style:text-properties fo:font-size="16.00pt" fo:font-weight="normal" fo:font-family="Calibri" style:font-family-asian="Calibri" style:font-family-complex="Calibri" fo:background-color="transparent" style:use-window-font-color="true" fo:font-style="italic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ATABASE Queries</text:span><text:span text:style-name="T2"/></text:p>
      <text:p text:style-name="P1"><text:span text:style-name="T3">PROJECT</text:span><text:span text:style-name="T4">:</text:span><text:span text:style-name="T5"><text:s/></text:span><text:span text:style-name="T6">HOSPITAL</text:span><text:span text:style-name="T7"/></text:p>
      <text:p text:style-name="P1"><text:span text:style-name="T7">create</text:span><text:span text:style-name="T8"><text:s/></text:span><text:span text:style-name="T9">table</text:span><text:span text:style-name="T10"><text:s/>doctor</text:span><text:span text:style-name="T11">(</text:span><text:span text:style-name="T12"/></text:p>
      <text:p text:style-name="P1"><text:span text:style-name="T12">doc_id<text:s/></text:span><text:span text:style-name="T13">int</text:span><text:span text:style-name="T14"><text:s/></text:span><text:span text:style-name="T15">not</text:span><text:span text:style-name="T16"><text:s/></text:span><text:span text:style-name="T17">null,</text:span><text:span text:style-name="T18"/></text:p>
      <text:p text:style-name="P1"><text:span text:style-name="T19">name</text:span><text:span text:style-name="T20"><text:s/></text:span><text:span text:style-name="T21">varchar</text:span><text:span text:style-name="T22">(</text:span><text:span text:style-name="T23">50</text:span><text:span text:style-name="T24">)</text:span><text:span text:style-name="T25"/></text:p>
      <text:p text:style-name="P1"><text:span text:style-name="T26">primary</text:span><text:span text:style-name="T27"><text:s/></text:span><text:span text:style-name="T28">key</text:span><text:span text:style-name="T29">(</text:span><text:span text:style-name="T30">doc_id</text:span><text:span text:style-name="T31">)</text:span><text:span text:style-name="T32"/></text:p>
      <text:p text:style-name="P1"><text:span text:style-name="T33">);</text:span><text:span text:style-name="T34"/></text:p>
      <text:p text:style-name="P1"><text:span text:style-name="T35">create</text:span><text:span text:style-name="T36"><text:s/></text:span><text:span text:style-name="T37">table</text:span><text:span text:style-name="T38"><text:s/>medicine</text:span><text:span text:style-name="T39">(</text:span><text:span text:style-name="T40"/></text:p>
      <text:p text:style-name="P1"><text:span text:style-name="T40">med_id<text:s/></text:span><text:span text:style-name="T41">int</text:span><text:span text:style-name="T42"><text:s/></text:span><text:span text:style-name="T43">not</text:span><text:span text:style-name="T44"><text:s/></text:span><text:span text:style-name="T45">null,</text:span><text:span text:style-name="T46"/></text:p>
      <text:p text:style-name="P1"><text:span text:style-name="T47">primary</text:span><text:span text:style-name="T48"><text:s/></text:span><text:span text:style-name="T49">key</text:span><text:span text:style-name="T50">(</text:span><text:span text:style-name="T51">med_id</text:span><text:span text:style-name="T52">),</text:span><text:span text:style-name="T53"/></text:p>
      <text:p text:style-name="P1"><text:span text:style-name="T54">name</text:span><text:span text:style-name="T55"><text:s/></text:span><text:span text:style-name="T56">varchar</text:span><text:span text:style-name="T57">(</text:span><text:span text:style-name="T58">50</text:span><text:span text:style-name="T59">),</text:span><text:span text:style-name="T60"/></text:p>
      <text:p text:style-name="P1"><text:span text:style-name="T60">quantity<text:s/></text:span><text:span text:style-name="T61">int</text:span><text:span text:style-name="T62">,</text:span><text:span text:style-name="T63"/></text:p>
      <text:p text:style-name="P1"><text:span text:style-name="T63">price<text:s/></text:span><text:span text:style-name="T64">int</text:span><text:span text:style-name="T65"/></text:p>
      <text:p text:style-name="P1"><text:span text:style-name="T66">);</text:span><text:span text:style-name="T67"/></text:p>
      <text:p text:style-name="P1"><text:span text:style-name="T68">create</text:span><text:span text:style-name="T69"><text:s/></text:span><text:span text:style-name="T70">table</text:span><text:span text:style-name="T71"><text:s/>patient</text:span><text:span text:style-name="T72">(</text:span><text:span text:style-name="T73"/></text:p>
      <text:p text:style-name="P1"><text:span text:style-name="T73">patient_id<text:s/></text:span><text:span text:style-name="T74">int</text:span><text:span text:style-name="T75"><text:s/></text:span><text:span text:style-name="T76">not</text:span><text:span text:style-name="T77"><text:s/></text:span><text:span text:style-name="T78">null,</text:span><text:span text:style-name="T79"/></text:p>
      <text:p text:style-name="P1"><text:span text:style-name="T80">primary</text:span><text:span text:style-name="T81"><text:s/></text:span><text:span text:style-name="T82">key</text:span><text:span text:style-name="T83">(</text:span><text:span text:style-name="T84">patient_id</text:span><text:span text:style-name="T85">),</text:span><text:span text:style-name="T86"/></text:p>
      <text:p text:style-name="P1"><text:span text:style-name="T87">name</text:span><text:span text:style-name="T88"><text:s/></text:span><text:span text:style-name="T89">varchar</text:span><text:span text:style-name="T90">(</text:span><text:span text:style-name="T91">50</text:span><text:span text:style-name="T92">),</text:span><text:span text:style-name="T93"/></text:p>
      <text:p text:style-name="P1"><text:span text:style-name="T93">gender<text:s/></text:span><text:span text:style-name="T94">varchar</text:span><text:span text:style-name="T95">(</text:span><text:span text:style-name="T96">50</text:span><text:span text:style-name="T97">),</text:span><text:span text:style-name="T98"/></text:p>
      <text:p text:style-name="P1"><text:span text:style-name="T98">phone_no<text:s/></text:span><text:span text:style-name="T99">int</text:span><text:span text:style-name="T100"/></text:p>
      <text:p text:style-name="P1"><text:span text:style-name="T101">);</text:span><text:span text:style-name="T102"/></text:p>
      <text:p text:style-name="P1"><text:span text:style-name="T103">create</text:span><text:span text:style-name="T104"><text:s/></text:span><text:span text:style-name="T105">table</text:span><text:span text:style-name="T106"><text:s/>treat</text:span><text:span text:style-name="T107">(</text:span><text:span text:style-name="T108"/></text:p>
      <text:p text:style-name="P1"><text:span text:style-name="T108">doc_id<text:s/></text:span><text:span text:style-name="T109">int</text:span><text:span text:style-name="T110">,</text:span><text:span text:style-name="T111"/></text:p>
      <text:p text:style-name="P1"><text:span text:style-name="T111">patient_id<text:s/></text:span><text:span text:style-name="T112">int</text:span><text:span text:style-name="T113">,</text:span><text:span text:style-name="T114"/></text:p>
      <text:p text:style-name="P1"><text:span text:style-name="T115">foreign</text:span><text:span text:style-name="T116"><text:s/></text:span><text:span text:style-name="T117">key</text:span><text:span text:style-name="T118">(</text:span><text:span text:style-name="T119">patient_id</text:span><text:span text:style-name="T120">)</text:span><text:span text:style-name="T121"><text:s/></text:span><text:span text:style-name="T122">references</text:span><text:span text:style-name="T123"><text:s/>patient</text:span><text:span text:style-name="T124">(</text:span><text:span text:style-name="T125">patient_id</text:span><text:span text:style-name="T126">),</text:span><text:span text:style-name="T127"/></text:p>
      <text:p text:style-name="P1"><text:span text:style-name="T128">foreign</text:span><text:span text:style-name="T129"><text:s/></text:span><text:span text:style-name="T130">key</text:span><text:span text:style-name="T131">(</text:span><text:span text:style-name="T132">doc_id</text:span><text:span text:style-name="T133">)</text:span><text:span text:style-name="T134"><text:s/></text:span><text:span text:style-name="T135">references</text:span><text:span text:style-name="T136"><text:s/>doctor</text:span><text:span text:style-name="T137">(</text:span><text:span text:style-name="T138">doc_id</text:span><text:span text:style-name="T139">)</text:span><text:span text:style-name="T140"/></text:p>
      <text:p text:style-name="P1"><text:span text:style-name="T141">);</text:span><text:span text:style-name="T142"/></text:p>
      <text:p text:style-name="P1"><text:span text:style-name="T143">create</text:span><text:span text:style-name="T144"><text:s/></text:span><text:span text:style-name="T145">table</text:span><text:span text:style-name="T146"><text:s/>given</text:span><text:span text:style-name="T147">(</text:span><text:span text:style-name="T148"/></text:p>
      <text:p text:style-name="P1"><text:span text:style-name="T148">med_id<text:s/></text:span><text:span text:style-name="T149">int</text:span><text:span text:style-name="T150">,</text:span><text:span text:style-name="T151"/></text:p>
      <text:p text:style-name="P1"><text:span text:style-name="T151">patient_id<text:s/></text:span><text:span text:style-name="T152">int</text:span><text:span text:style-name="T153">,</text:span><text:span text:style-name="T154"/></text:p>
      <text:p text:style-name="P1"><text:span text:style-name="T155">foreign</text:span><text:span text:style-name="T156"><text:s/></text:span><text:span text:style-name="T157">key</text:span><text:span text:style-name="T158">(</text:span><text:span text:style-name="T159">med_id</text:span><text:span text:style-name="T160">)</text:span><text:span text:style-name="T161"><text:s/></text:span><text:span text:style-name="T162">references</text:span><text:span text:style-name="T163"><text:s/>medicine</text:span><text:span text:style-name="T164">(</text:span><text:span text:style-name="T165">med_id</text:span><text:span text:style-name="T166">),</text:span><text:span text:style-name="T167"/></text:p>
      <text:p text:style-name="P1"><text:span text:style-name="T168">foreign</text:span><text:span text:style-name="T169"><text:s/></text:span><text:span text:style-name="T170">key</text:span><text:span text:style-name="T171">(</text:span><text:span text:style-name="T172">patient_id</text:span><text:span text:style-name="T173">)</text:span><text:span text:style-name="T174"><text:s/></text:span><text:span text:style-name="T175">references</text:span><text:span text:style-name="T176"><text:s/>patient</text:span><text:span text:style-name="T177">(</text:span><text:span text:style-name="T178">patient_id</text:span><text:span text:style-name="T179">)</text:span><text:span text:style-name="T180"/></text:p>
      <text:p text:style-name="P1"><text:span text:style-name="T181">);</text:span><text:span text:style-name="T182"/></text:p>
      <text:p text:style-name="P1"><text:span text:style-name="T183">create</text:span><text:span text:style-name="T184"><text:s/></text:span><text:span text:style-name="T185">table</text:span><text:span text:style-name="T186"><text:s/>staf</text:span><text:span text:style-name="T187">(</text:span><text:span text:style-name="T188"/></text:p>
      <text:p text:style-name="P1"><text:span text:style-name="T188">staf_id<text:s/></text:span><text:span text:style-name="T189">int</text:span><text:span text:style-name="T190"><text:s/></text:span><text:span text:style-name="T191">not</text:span><text:span text:style-name="T192"><text:s/></text:span><text:span text:style-name="T193">null,</text:span><text:span text:style-name="T194"/></text:p>
      <text:p text:style-name="P1"><text:span text:style-name="T195">primary</text:span><text:span text:style-name="T196"><text:s/></text:span><text:span text:style-name="T197">key</text:span><text:span text:style-name="T198">(</text:span><text:span text:style-name="T199">staf_id</text:span><text:span text:style-name="T200">),</text:span><text:span text:style-name="T201"/></text:p>
      <text:p text:style-name="P1"><text:span text:style-name="T202">name</text:span><text:span text:style-name="T203"><text:s/></text:span><text:span text:style-name="T204">varchar</text:span><text:span text:style-name="T205">(</text:span><text:span text:style-name="T206">50</text:span><text:span text:style-name="T207">),</text:span><text:span text:style-name="T208"/></text:p>
      <text:p text:style-name="P1"><text:span text:style-name="T209">address</text:span><text:span text:style-name="T210"><text:s/></text:span><text:span text:style-name="T211">varchar</text:span><text:span text:style-name="T212">(</text:span><text:span text:style-name="T213">50</text:span><text:span text:style-name="T214">),</text:span><text:span text:style-name="T215"/></text:p>
      <text:p text:style-name="P1"><text:span text:style-name="T215">gender<text:s/></text:span><text:span text:style-name="T216">varchar</text:span><text:span text:style-name="T217">(</text:span><text:span text:style-name="T218">50</text:span><text:span text:style-name="T219">),</text:span><text:span text:style-name="T220"/></text:p>
      <text:p text:style-name="P1"><text:span text:style-name="T220">phone_no<text:s/></text:span><text:span text:style-name="T221">int</text:span><text:span text:style-name="T222"/></text:p>
      <text:p text:style-name="P1"><text:span text:style-name="T223">);</text:span><text:span text:style-name="T224"/></text:p>
      <text:p text:style-name="P1"><text:span text:style-name="T225">create</text:span><text:span text:style-name="T226"><text:s/></text:span><text:span text:style-name="T227">table</text:span><text:span text:style-name="T228"><text:s/>nurse</text:span><text:span text:style-name="T229">(</text:span><text:span text:style-name="T230"/></text:p>
      <text:p text:style-name="P1"><text:span text:style-name="T230">nurse_id<text:s/></text:span><text:span text:style-name="T231">int</text:span><text:span text:style-name="T232"><text:s/></text:span><text:span text:style-name="T233">not</text:span><text:span text:style-name="T234"><text:s/></text:span><text:span text:style-name="T235">null,</text:span><text:span text:style-name="T236"/></text:p>
      <text:p text:style-name="P1"><text:span text:style-name="T237">primary</text:span><text:span text:style-name="T238"><text:s/></text:span><text:span text:style-name="T239">key</text:span><text:span text:style-name="T240">(</text:span><text:span text:style-name="T241">nurse_id</text:span><text:span text:style-name="T242">),</text:span><text:span text:style-name="T243"/></text:p>
      <text:p text:style-name="P1"><text:span text:style-name="T244">name</text:span><text:span text:style-name="T245"><text:s/></text:span><text:span text:style-name="T246">varchar</text:span><text:span text:style-name="T247">(</text:span><text:span text:style-name="T248">50</text:span><text:span text:style-name="T249">)</text:span><text:span text:style-name="T250"/></text:p>
      <text:p text:style-name="P1"><text:span text:style-name="T251">);</text:span><text:span text:style-name="T252"/></text:p>
      <text:p text:style-name="P1"><text:span text:style-name="T253">create</text:span><text:span text:style-name="T254"><text:s/></text:span><text:span text:style-name="T255">table</text:span><text:span text:style-name="T256"><text:s/>members</text:span><text:span text:style-name="T257">(</text:span><text:span text:style-name="T258"/></text:p>
      <text:p text:style-name="P1"><text:span text:style-name="T258">nurse_id<text:s/></text:span><text:span text:style-name="T259">int</text:span><text:span text:style-name="T260"><text:s/></text:span><text:span text:style-name="T261">not</text:span><text:span text:style-name="T262"><text:s/></text:span><text:span text:style-name="T263">null,</text:span><text:span text:style-name="T264"/></text:p>
      <text:p text:style-name="P1"><text:span text:style-name="T264">doc_id<text:s/></text:span><text:span text:style-name="T265">int</text:span><text:span text:style-name="T266"><text:s/></text:span><text:span text:style-name="T267">not</text:span><text:span text:style-name="T268"><text:s/></text:span><text:span text:style-name="T269">null,</text:span><text:span text:style-name="T270"/></text:p>
      <text:p text:style-name="P1"><text:span text:style-name="T270">staf_id<text:s/></text:span><text:span text:style-name="T271">int</text:span><text:span text:style-name="T272"><text:s/></text:span><text:span text:style-name="T273">not</text:span><text:span text:style-name="T274"><text:s/></text:span><text:span text:style-name="T275">null,</text:span><text:span text:style-name="T276"/></text:p>
      <text:p text:style-name="P1"><text:span text:style-name="T277">foreign</text:span><text:span text:style-name="T278"><text:s/></text:span><text:span text:style-name="T279">key</text:span><text:span text:style-name="T280">(</text:span><text:span text:style-name="T281">nurse_id</text:span><text:span text:style-name="T282">)</text:span><text:span text:style-name="T283"><text:s/></text:span><text:span text:style-name="T284">references</text:span><text:span text:style-name="T285"><text:s/>nurse</text:span><text:span text:style-name="T286">(</text:span><text:span text:style-name="T287">nurse_id</text:span><text:span text:style-name="T288">),</text:span><text:span text:style-name="T289"/></text:p>
      <text:p text:style-name="P1"><text:span text:style-name="T290">foreign</text:span><text:span text:style-name="T291"><text:s/></text:span><text:span text:style-name="T292">key</text:span><text:span text:style-name="T293">(</text:span><text:span text:style-name="T294">doc_id</text:span><text:span text:style-name="T295">)</text:span><text:span text:style-name="T296"><text:s/></text:span><text:span text:style-name="T297">references</text:span><text:span text:style-name="T298"><text:s/>doctor</text:span><text:span text:style-name="T299">(</text:span><text:span text:style-name="T300">doc_id</text:span><text:span text:style-name="T301">),</text:span><text:span text:style-name="T302"/></text:p>
      <text:p text:style-name="P1"><text:span text:style-name="T303">foreign</text:span><text:span text:style-name="T304"><text:s/></text:span><text:span text:style-name="T305">key</text:span><text:span text:style-name="T306">(</text:span><text:span text:style-name="T307">staf_id</text:span><text:span text:style-name="T308">)</text:span><text:span text:style-name="T309"><text:s/></text:span><text:span text:style-name="T310">references</text:span><text:span text:style-name="T311"><text:s/>staf</text:span><text:span text:style-name="T312">(</text:span><text:span text:style-name="T313">staf_id</text:span><text:span text:style-name="T314">)</text:span><text:span text:style-name="T315"/></text:p>
      <text:p text:style-name="P1"><text:span text:style-name="T316">);</text:span><text:span text:style-name="T317"/></text:p>
      <text:p text:style-name="P1"><text:span text:style-name="T318">create</text:span><text:span text:style-name="T319"><text:s/></text:span><text:span text:style-name="T320">table</text:span><text:span text:style-name="T321"><text:s/>records</text:span><text:span text:style-name="T322">(</text:span><text:span text:style-name="T323"/></text:p>
      <text:p text:style-name="P1"><text:span text:style-name="T323">record_id<text:s/></text:span><text:span text:style-name="T324">int</text:span><text:span text:style-name="T325"><text:s/></text:span><text:span text:style-name="T326">not</text:span><text:span text:style-name="T327"><text:s/></text:span><text:span text:style-name="T328">null,</text:span><text:span text:style-name="T329"/></text:p>
      <text:p text:style-name="P1"><text:span text:style-name="T330">primary</text:span><text:span text:style-name="T331"><text:s/></text:span><text:span text:style-name="T332">key</text:span><text:span text:style-name="T333">(</text:span><text:span text:style-name="T334">record_id</text:span><text:span text:style-name="T335">),</text:span><text:span text:style-name="T336"/></text:p>
      <text:p text:style-name="P1"><text:span text:style-name="T336">data_admittied<text:s/></text:span><text:span text:style-name="T337">varchar</text:span><text:span text:style-name="T338">(</text:span><text:span text:style-name="T339">100</text:span><text:span text:style-name="T340">),</text:span><text:span text:style-name="T341"/></text:p>
      <text:p text:style-name="P1"><text:span text:style-name="T341">data_discharged<text:s/></text:span><text:span text:style-name="T342">varchar</text:span><text:span text:style-name="T343">(</text:span><text:span text:style-name="T344">100</text:span><text:span text:style-name="T345">),</text:span><text:span text:style-name="T346"/></text:p>
      <text:p text:style-name="P1"><text:span text:style-name="T346">treatment<text:s/></text:span><text:span text:style-name="T347">varchar</text:span><text:span text:style-name="T348">(</text:span><text:span text:style-name="T349">100</text:span><text:span text:style-name="T350">),</text:span><text:span text:style-name="T351"/></text:p>
      <text:p text:style-name="P1"><text:span text:style-name="T351">doc_id<text:s/></text:span><text:span text:style-name="T352">int</text:span><text:span text:style-name="T353">,</text:span><text:span text:style-name="T354"/></text:p>
      <text:p text:style-name="P1"><text:span text:style-name="T354">patient_id<text:s/></text:span><text:span text:style-name="T355">int</text:span><text:span text:style-name="T356">,</text:span><text:span text:style-name="T357"/></text:p>
      <text:p text:style-name="P1"><text:span text:style-name="T358">foreign</text:span><text:span text:style-name="T359"><text:s/></text:span><text:span text:style-name="T360">key</text:span><text:span text:style-name="T361">(</text:span><text:span text:style-name="T362">patient_id</text:span><text:span text:style-name="T363">)</text:span><text:span text:style-name="T364"><text:s/></text:span><text:span text:style-name="T365">references</text:span><text:span text:style-name="T366"><text:s/>patient</text:span><text:span text:style-name="T367">(</text:span><text:span text:style-name="T368">patient_id</text:span><text:span text:style-name="T369">),</text:span><text:span text:style-name="T370"/></text:p>
      <text:p text:style-name="P1"><text:span text:style-name="T371">foreign</text:span><text:span text:style-name="T372"><text:s/></text:span><text:span text:style-name="T373">key</text:span><text:span text:style-name="T374">(</text:span><text:span text:style-name="T375">doc_id</text:span><text:span text:style-name="T376">)</text:span><text:span text:style-name="T377"><text:s/></text:span><text:span text:style-name="T378">references</text:span><text:span text:style-name="T379"><text:s/>doctor</text:span><text:span text:style-name="T380">(</text:span><text:span text:style-name="T381">doc_id</text:span><text:span text:style-name="T382">)</text:span><text:span text:style-name="T383"/></text:p>
      <text:p text:style-name="P1"><text:span text:style-name="T384">);</text:span><text:span text:style-name="T385"/></text:p>
      <text:p text:style-name="P1"><text:span text:style-name="T386">create</text:span><text:span text:style-name="T387"><text:s/></text:span><text:span text:style-name="T388">table</text:span><text:span text:style-name="T389"><text:s/>bill</text:span><text:span text:style-name="T390">(</text:span><text:span text:style-name="T391"/></text:p>
      <text:p text:style-name="P1"><text:span text:style-name="T391">bill_id<text:s/></text:span><text:span text:style-name="T392">int</text:span><text:span text:style-name="T393"><text:s/></text:span><text:span text:style-name="T394">not</text:span><text:span text:style-name="T395"><text:s/></text:span><text:span text:style-name="T396">null,</text:span><text:span text:style-name="T397"/></text:p>
      <text:p text:style-name="P1"><text:span text:style-name="T398">primary</text:span><text:span text:style-name="T399"><text:s/></text:span><text:span text:style-name="T400">key</text:span><text:span text:style-name="T401">(</text:span><text:span text:style-name="T402">bill_id</text:span><text:span text:style-name="T403">),</text:span><text:span text:style-name="T404"/></text:p>
      <text:p text:style-name="P1"><text:span text:style-name="T404">med_charges<text:s/></text:span><text:span text:style-name="T405">int</text:span><text:span text:style-name="T406">,</text:span><text:span text:style-name="T407"/></text:p>
      <text:p text:style-name="P1"><text:span text:style-name="T407">doc_charges<text:s/></text:span><text:span text:style-name="T408">int</text:span><text:span text:style-name="T409">,</text:span><text:span text:style-name="T410"/></text:p>
      <text:p text:style-name="P1"><text:span text:style-name="T410">patient_id<text:s/></text:span><text:span text:style-name="T411">int</text:span><text:span text:style-name="T412">,</text:span><text:span text:style-name="T413"/></text:p>
      <text:p text:style-name="P1"><text:span text:style-name="T414">foreign</text:span><text:span text:style-name="T415"><text:s/></text:span><text:span text:style-name="T416">key</text:span><text:span text:style-name="T417">(</text:span><text:span text:style-name="T418">patient_id</text:span><text:span text:style-name="T419">)</text:span><text:span text:style-name="T420"><text:s/></text:span><text:span text:style-name="T421">references</text:span><text:span text:style-name="T422"><text:s/>patient</text:span><text:span text:style-name="T423">(</text:span><text:span text:style-name="T424">patient_id</text:span><text:span text:style-name="T425">),</text:span><text:span text:style-name="T426"/></text:p>
      <text:p text:style-name="P1"><text:span text:style-name="T426">room_charges<text:s/></text:span><text:span text:style-name="T427">int</text:span><text:span text:style-name="T428"/></text:p>
      <text:p text:style-name="P1"><text:span text:style-name="T429">);</text:span><text:span text:style-name="T430"/></text:p>
      <text:p text:style-name="P1"><text:span text:style-name="T431">create</text:span><text:span text:style-name="T432"><text:s/></text:span><text:span text:style-name="T433">table</text:span><text:span text:style-name="T434"><text:s/>room</text:span><text:span text:style-name="T435">(</text:span><text:span text:style-name="T436"/></text:p>
      <text:p text:style-name="P1"><text:span text:style-name="T436">room_id<text:s/></text:span><text:span text:style-name="T437">int</text:span><text:span text:style-name="T438"><text:s/></text:span><text:span text:style-name="T439">not</text:span><text:span text:style-name="T440"><text:s/></text:span><text:span text:style-name="T441">null,</text:span><text:span text:style-name="T442"/></text:p>
      <text:p text:style-name="P1"><text:span text:style-name="T442">patient_id<text:s/></text:span><text:span text:style-name="T443">int</text:span><text:span text:style-name="T444">,</text:span><text:span text:style-name="T445"/></text:p>
      <text:p text:style-name="P1"><text:span text:style-name="T446">foreign</text:span><text:span text:style-name="T447"><text:s/></text:span><text:span text:style-name="T448">key</text:span><text:span text:style-name="T449">(</text:span><text:span text:style-name="T450">patient_id</text:span><text:span text:style-name="T451">)</text:span><text:span text:style-name="T452"><text:s/></text:span><text:span text:style-name="T453">references</text:span><text:span text:style-name="T454"><text:s/>patient</text:span><text:span text:style-name="T455">(</text:span><text:span text:style-name="T456">patient_id</text:span><text:span text:style-name="T457">),</text:span><text:span text:style-name="T458"/></text:p>
      <text:p text:style-name="P1"><text:span text:style-name="T458">nurse_id<text:s/></text:span><text:span text:style-name="T459">int</text:span><text:span text:style-name="T460">,</text:span><text:span text:style-name="T461"/></text:p>
      <text:p text:style-name="P1"><text:span text:style-name="T462">foreign</text:span><text:span text:style-name="T463"><text:s/></text:span><text:span text:style-name="T464">key</text:span><text:span text:style-name="T465">(</text:span><text:span text:style-name="T466">nurse_id</text:span><text:span text:style-name="T467">)</text:span><text:span text:style-name="T468"><text:s/></text:span><text:span text:style-name="T469">references</text:span><text:span text:style-name="T470"><text:s/>nurse</text:span><text:span text:style-name="T471">(</text:span><text:span text:style-name="T472">nurse_id</text:span><text:span text:style-name="T473">),</text:span><text:span text:style-name="T474"/></text:p>
      <text:p text:style-name="P1"><text:span text:style-name="T475">primary</text:span><text:span text:style-name="T476"><text:s/></text:span><text:span text:style-name="T477">key</text:span><text:span text:style-name="T478">(</text:span><text:span text:style-name="T479">room_id</text:span><text:span text:style-name="T480">)</text:span><text:span text:style-name="T481"/></text:p>
      <text:p text:style-name="P1"><text:span text:style-name="T482">);</text:span><text:span text:style-name="T483"/></text:p>
      <text:p text:style-name="P1"><text:span text:style-name="T484">create</text:span><text:span text:style-name="T485"><text:s/></text:span><text:span text:style-name="T486">table</text:span><text:span text:style-name="T487"><text:s/>diagnotics</text:span><text:span text:style-name="T488">(</text:span><text:span text:style-name="T489"/></text:p>
      <text:p text:style-name="P1"><text:span text:style-name="T489">dio_id<text:s/></text:span><text:span text:style-name="T490">int</text:span><text:span text:style-name="T491"><text:s/></text:span><text:span text:style-name="T492">not</text:span><text:span text:style-name="T493"><text:s/></text:span><text:span text:style-name="T494">null,</text:span><text:span text:style-name="T495"/></text:p>
      <text:p text:style-name="P1"><text:span text:style-name="T496">primary</text:span><text:span text:style-name="T497"><text:s/></text:span><text:span text:style-name="T498">key</text:span><text:span text:style-name="T499">(</text:span><text:span text:style-name="T500">dio_id</text:span><text:span text:style-name="T501">),</text:span><text:span text:style-name="T502"/></text:p>
      <text:p text:style-name="P1"><text:span text:style-name="T502">result<text:s/></text:span><text:span text:style-name="T503">varchar</text:span><text:span text:style-name="T504">(</text:span><text:span text:style-name="T505">50</text:span><text:span text:style-name="T506">)</text:span><text:span text:style-name="T507"/></text:p>
      <text:p text:style-name="P1"><text:span text:style-name="T508">);</text:span><text:span text:style-name="T509"/></text:p>
      <text:p text:style-name="P1"><text:span text:style-name="T510">create</text:span><text:span text:style-name="T511"><text:s/></text:span><text:span text:style-name="T512">table</text:span><text:span text:style-name="T513"><text:s/>CANBE</text:span><text:span text:style-name="T514">(</text:span><text:span text:style-name="T515"/></text:p>
      <text:p text:style-name="P1"><text:span text:style-name="T515">dio_id<text:s/></text:span><text:span text:style-name="T516">int</text:span><text:span text:style-name="T517">,</text:span><text:span text:style-name="T518"/></text:p>
      <text:p text:style-name="P1"><text:span text:style-name="T518">patient_id<text:s/></text:span><text:span text:style-name="T519">int</text:span><text:span text:style-name="T520"/></text:p>
      <text:p text:style-name="P1"><text:span text:style-name="T521">foreign</text:span><text:span text:style-name="T522"><text:s/></text:span><text:span text:style-name="T523">key</text:span><text:span text:style-name="T524">(</text:span><text:span text:style-name="T525">dio_id</text:span><text:span text:style-name="T526">)</text:span><text:span text:style-name="T527"><text:s/></text:span><text:span text:style-name="T528">references</text:span><text:span text:style-name="T529"><text:s/>diagnotics</text:span><text:span text:style-name="T530">(</text:span><text:span text:style-name="T531">dio_id</text:span><text:span text:style-name="T532">),</text:span><text:span text:style-name="T533"/></text:p>
      <text:p text:style-name="P1"><text:span text:style-name="T534">foreign</text:span><text:span text:style-name="T535"><text:s/></text:span><text:span text:style-name="T536">key</text:span><text:span text:style-name="T537">(</text:span><text:span text:style-name="T538">patient_id</text:span><text:span text:style-name="T539">)</text:span><text:span text:style-name="T540"><text:s/></text:span><text:span text:style-name="T541">references</text:span><text:span text:style-name="T542"><text:s/>patient</text:span><text:span text:style-name="T543">(</text:span><text:span text:style-name="T544">patient_id</text:span><text:span text:style-name="T545">),</text:span><text:span text:style-name="T546"/></text:p>
      <text:p text:style-name="P1"><text:span text:style-name="T547">);</text:span><text:span text:style-name="T548"/></text:p>
      <text:p text:style-name="P1"><text:span text:style-name="T54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